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1" style:family="table-row">
      <style:table-row-properties style:min-row-height="2.196cm"/>
    </style:style>
    <style:style style:name="Tableau2.A1" style:family="table-cell">
      <style:table-cell-properties fo:padding="0.097cm" fo:border="0.05pt solid #000000"/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1" style:family="table-row">
      <style:table-row-properties style:min-row-height="2.196cm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117a3" officeooo:paragraph-rsid="001117a3"/>
    </style:style>
    <style:style style:name="P2" style:family="paragraph" style:parent-style-name="Table_20_Contents">
      <style:text-properties officeooo:rsid="001197b5" officeooo:paragraph-rsid="001197b5"/>
    </style:style>
    <style:style style:name="P3" style:family="paragraph" style:parent-style-name="Table_20_Contents">
      <style:text-properties fo:font-weight="normal" officeooo:rsid="001197b5" officeooo:paragraph-rsid="001197b5" style:font-weight-asian="normal" style:font-weight-complex="normal"/>
    </style:style>
    <style:style style:name="T1" style:family="text">
      <style:text-properties officeooo:rsid="001197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dc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968292519936">
          <table:table-cell table:style-name="Tableau1.A1" office:value-type="string">
            <text:p text:style-name="P1">Modèle de conception</text:p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Table_20_Contents">Imaginez que l'on vient de vous confier la tâche de concevoir un système logiciel.</text:p>
                  <text:p text:style-name="Table_20_Contents">Votre client vous dit qu'il a besoin de modéliser les gadgets que son usine fabrique et que chaque gadget comprend les mêmes composants, mais que ces composants sont légèrement différents pour chaque type de gadget. <text:line-break/><text:line-break/><text:span text:style-name="T1">E</text:span>t il fabrique également des <text:span text:style-name="T1">bidule</text:span>, où chaque <text:span text:style-name="T1">bidule </text:span>est accompagné d'une sélection d'axes optionnels dont n'importe quelle combinaison peut être choisie. et il a également besoin d'un numéro de série séquentiel unique estampillé sur chaque article fabriqué.</text:p>
                  <text:p text:style-name="P2"><text:line-break/><text:span text:style-name="T2">Comment concevoir ces classes ?</text:span></text:p>
                  <text:p text:style-name="P3"/>
                  <text:p text:style-name="P3">c'est à cela que servent les modèles de conception. ils décrivent des solutions génériques aux problèmes de conception de logiciels. </text:p>
                  <text:p text:style-name="P3">Une fois familiarisé avec les modèles, vous pourriez vous dire "ces gadgets pourraient être modélisés à l'aide du modèle de fabrique abstraite, les <text:span text:style-name="T3">bidules</text:span> à l'aide du modèle de décorateur et la génération de numéros de série à l'aide du modèle de singleton".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2:01:48.177751464</meta:creation-date>
    <meta:generator>LibreOffice/6.4.7.2$Linux_X86_64 LibreOffice_project/40$Build-2</meta:generator>
    <dc:date>2022-03-31T22:19:15.376297612</dc:date>
    <meta:editing-duration>PT7M7S</meta:editing-duration>
    <meta:editing-cycles>2</meta:editing-cycles>
    <meta:document-statistic meta:table-count="2" meta:image-count="0" meta:object-count="0" meta:page-count="1" meta:paragraph-count="6" meta:word-count="158" meta:character-count="1003" meta:non-whitespace-character-count="847"/>
  </office:meta>
</office:document-meta>
</file>